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c32" officeooo:paragraph-rsid="00020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s the ti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3:49:51.795583779</meta:creation-date>
    <dc:date>2025-04-09T23:51:11.337954381</dc:date>
    <meta:editing-duration>PT1M20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7.3.7.2$Linux_X86_64 LibreOffice_project/30$Build-2</meta:generator>
  </office:meta>
</office:document-meta>
</file>